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list-style-name="L6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style:text-line-through-style="solid" fo:background-color="transparen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re comes text that was <text:span text:style-name="T7">striken out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Linnemann</meta:initial-creator>
    <meta:creation-date>2015-03-01T17:26:12.31</meta:creation-date>
    <dc:date>2015-03-01T17:54:07.06</dc:date>
    <dc:creator>Martin Linnemann</dc:creator>
    <meta:editing-duration>PT10M3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1" meta:word-count="7" meta:character-count="37"/>
  </office:meta>
</office:document-meta>
</file>